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svg:stroke-width="0.053cm" svg:stroke-color="#ed1c24" draw:marker-start-width="0.279cm" draw:marker-end="Arrow" draw:marker-end-width="0.279cm" draw:fill="none"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style:text-properties fo:font-weight="bold" style:font-weight-asian="bold" style:font-weight-complex="bold"/>
    </style:style>
    <style:style style:name="P3"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2.645cm" svg:height="6.527cm" draw:transform="rotate (-0.463733982254893) translate (3.57211996091592cm 2.77733873081882cm)" svg:viewBox="0 0 12646 6528" svg:d="M0 2996c517 105 1036-34 1554 56 712 123 1445 186 2126 462 564 228 1134 456 1646 795 464 307 992 516 1441 850 410 304 803 637 1239 906 474 293 1058 534 1609 444 474-79 799-536 1127-889 401-431 655-967 925-1478 277-527 421-1113 647-1664 213-523 78-1048 184-1572l56-537 92-369">
          <text:p/>
        </draw:path>
        <draw:line draw:style-name="gr2" draw:text-style-name="P1" draw:layer="layout" svg:x1="9.636cm" svg:y1="14.843cm" svg:x2="9.636cm" svg:y2="13.192cm">
          <text:p/>
        </draw:line>
        <draw:frame draw:style-name="gr3" draw:text-style-name="P3" draw:layer="layout" svg:width="5.485cm" svg:height="0.962cm" svg:x="7.096cm" svg:y="15.405cm">
          <draw:text-box>
            <text:p text:style-name="P2"><text:span text:style-name="T1">Global minimum</text:span></text:p>
          </draw:text-box>
        </draw:frame>
        <draw:frame draw:style-name="gr3" draw:text-style-name="P3" draw:layer="layout" svg:width="4.066cm" svg:height="0.962cm" svg:x="13.19cm" svg:y="7.531cm">
          <draw:text-box>
            <text:p><text:span text:style-name="T1">Error / Loss</text:span></text:p>
          </draw:text-box>
        </draw:frame>
        <draw:path draw:style-name="gr4" draw:text-style-name="P1" draw:layer="layout" svg:width="2.756cm" svg:height="6.556cm" draw:transform="rotate (0.279601746169492) translate (5.24843861326177cm 7.31156196228984cm)" svg:viewBox="0 0 2757 6557" svg:d="M0 6c467-48 952 211 1141 672 199 484-554 831-394 1219 196 474 1205 63 1402 661 158 478-265 886-592 1164-945 801 303 70 658 404 502 472 363 970 95 1317-761 990 845-173 351 875l-68 239">
          <text:p/>
        </draw:path>
        <draw:frame draw:style-name="gr3" draw:text-style-name="P3" draw:layer="layout" svg:width="5.756cm" svg:height="1.673cm" svg:x="6.713cm" svg:y="7.223cm">
          <draw:text-box>
            <text:p><text:span text:style-name="T1">Gradient Descent</text:span></text:p>
            <text:p><text:span text:style-name="T1">Step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8T23:56:27.429635695</meta:creation-date>
    <dc:date>2020-07-09T00:06:05.201353071</dc:date>
    <meta:editing-duration>PT9M37S</meta:editing-duration>
    <meta:editing-cycles>2</meta:editing-cycles>
    <meta:generator>LibreOffice/6.0.7.3$Linux_X86_64 LibreOffice_project/00m0$Build-3</meta:generator>
    <meta:document-statistic meta:object-count="6"/>
  </office:meta>
</office:document-meta>
</file>